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383c" officeooo:paragraph-rsid="000a383c"/>
    </style:style>
    <style:style style:name="P2" style:family="paragraph" style:parent-style-name="Standard">
      <style:text-properties officeooo:rsid="0016d71b" officeooo:paragraph-rsid="0016d71b"/>
    </style:style>
    <style:style style:name="P3" style:family="paragraph" style:parent-style-name="Standard">
      <style:text-properties officeooo:rsid="0023a67b" officeooo:paragraph-rsid="0023a67b"/>
    </style:style>
    <style:style style:name="P4" style:family="paragraph" style:parent-style-name="Standard">
      <style:text-properties officeooo:rsid="00179b3e" officeooo:paragraph-rsid="00179b3e"/>
    </style:style>
    <style:style style:name="P5" style:family="paragraph" style:parent-style-name="Standard">
      <style:text-properties officeooo:rsid="0019850e" officeooo:paragraph-rsid="0019850e"/>
    </style:style>
    <style:style style:name="P6" style:family="paragraph" style:parent-style-name="Standard">
      <style:text-properties officeooo:rsid="00203bc3" officeooo:paragraph-rsid="00203bc3"/>
    </style:style>
    <style:style style:name="P7" style:family="paragraph" style:parent-style-name="Standard">
      <style:text-properties officeooo:rsid="00220fa9" officeooo:paragraph-rsid="00220fa9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loext:graphic-properties draw:fill-color="#ffffff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81b7"/>
    </style:style>
    <style:style style:name="T3" style:family="text">
      <style:text-properties style:text-underline-style="solid" style:text-underline-width="auto" style:text-underline-color="font-color" officeooo:rsid="001954c4"/>
    </style:style>
    <style:style style:name="T4" style:family="text">
      <style:text-properties style:text-underline-style="solid" style:text-underline-width="auto" style:text-underline-color="font-color" officeooo:rsid="0019850e"/>
    </style:style>
    <style:style style:name="T5" style:family="text">
      <style:text-properties style:text-underline-style="solid" style:text-underline-width="auto" style:text-underline-color="font-color" officeooo:rsid="0019dd8c"/>
    </style:style>
    <style:style style:name="T6" style:family="text">
      <style:text-properties style:text-underline-style="solid" style:text-underline-width="auto" style:text-underline-color="font-color" officeooo:rsid="0024fdc1"/>
    </style:style>
    <style:style style:name="T7" style:family="text">
      <style:text-properties officeooo:rsid="001881b7"/>
    </style:style>
    <style:style style:name="T8" style:family="text">
      <style:text-properties officeooo:rsid="001954c4"/>
    </style:style>
    <style:style style:name="T9" style:family="text">
      <style:text-properties officeooo:rsid="0019dd8c"/>
    </style:style>
    <style:style style:name="T10" style:family="text">
      <style:text-properties style:text-underline-style="none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text-underline-style="dotted" style:text-underline-width="auto" style:text-underline-color="font-color"/>
    </style:style>
    <style:style style:name="gr1" style:family="graphic">
      <style:graphic-properties draw:fill-color="#ffffff" draw:textarea-horizontal-align="justify" draw:textarea-vertical-align="top" draw:auto-grow-height="false" fo:min-height="4.175cm" fo:min-width="2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896cm" fo:min-width="2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4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textarea-horizontal-align="justify" draw:textarea-vertical-align="top" draw:auto-grow-height="false" fo:min-height="3.385cm" fo:min-width="3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1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ffff" draw:textarea-horizontal-align="justify" draw:textarea-vertical-align="top" draw:auto-grow-height="false" fo:min-height="2.406cm" fo:min-width="2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ffffff" draw:textarea-horizontal-align="justify" draw:textarea-vertical-align="middle" draw:auto-grow-height="false" fo:min-height="0.896cm" fo:min-width="1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ffffff" draw:textarea-horizontal-align="justify" draw:textarea-vertical-align="top" draw:auto-grow-height="false" fo:min-height="3.207cm" fo:min-width="2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2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5.22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e1" draw:style-name="gr1" draw:text-style-name="P9" svg:width="2.851cm" svg:height="4.176cm" svg:x="0.679cm" svg:y="0.997cm"><text:p text:style-name="P8">Pays</text:p><text:p text:style-name="P8"/><text:p text:style-name="P8">- idP</text:p><text:p text:style-name="P8">- Intitulé</text:p><text:p text:style-name="P8">- image</text:p><draw:enhanced-geometry svg:viewBox="0 0 21600 21600" draw:type="rectangle" draw:enhanced-path="M 0 0 L 21600 0 21600 21600 0 21600 0 0 Z N"/></draw:custom-shape><draw:custom-shape text:anchor-type="paragraph" draw:z-index="1" draw:name="Forme1" draw:style-name="gr1" draw:text-style-name="P9" svg:width="2.851cm" svg:height="4.176cm" svg:x="10.204cm" svg:y="0.878cm"><text:p text:style-name="P8">Population</text:p><text:p text:style-name="P8"><text:span text:style-name="T11"/></text:p><text:p text:style-name="P8"><text:span text:style-name="T11">- idPop</text:span></text:p><text:p text:style-name="P8"><text:span text:style-name="T11">- annee</text:span></text:p><text:p text:style-name="P8"><text:span text:style-name="T11">-Sexe</text:span></text:p><text:p text:style-name="P8"><text:span text:style-name="T11">- taux</text:span></text:p><draw:enhanced-geometry svg:viewBox="0 0 21600 21600" draw:type="rectangle" draw:enhanced-path="M 0 0 L 21600 0 21600 21600 0 21600 0 0 Z N"/></draw:custom-shape><draw:custom-shape text:anchor-type="paragraph" draw:z-index="2" draw:name="Forme3" draw:style-name="gr2" draw:text-style-name="P9" svg:width="3.088cm" svg:height="1.264cm" svg:x="5.472cm" svg:y="2.82cm"><text:p text:style-name="P10">Fum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Forme4" draw:style-name="gr3" draw:text-style-name="P10" svg:x1="3.53cm" svg:y1="3.496cm" svg:x2="5.472cm" svg:y2="3.466cm"><text:p/></draw:line><draw:line text:anchor-type="paragraph" draw:z-index="4" draw:name="Forme5" draw:style-name="gr3" draw:text-style-name="P10" svg:x1="8.558cm" svg:y1="3.466cm" svg:x2="10.204cm" svg:y2="3.438cm"><text:p/></draw:line><draw:frame text:anchor-type="paragraph" draw:z-index="5" draw:name="Forme6" draw:style-name="gr4" draw:text-style-name="P11" svg:width="1.618cm" svg:height="0.766cm" svg:x="3.854cm" svg:y="2.82cm"><draw:text-box><text:p>1N</text:p></draw:text-box></draw:frame><draw:frame text:anchor-type="paragraph" draw:z-index="6" draw:name="Forme7" draw:style-name="gr5" draw:text-style-name="P11" svg:width="1.235cm" svg:height="1.001cm" svg:x="9.352cm" svg:y="2.82cm"><draw:text-box><text:p>11</text:p></draw:text-box></draw:frame><draw:frame text:anchor-type="paragraph" draw:z-index="7" draw:name="Forme8" draw:style-name="gr6" draw:text-style-name="P11" svg:width="3.116cm" svg:height="1.412cm" svg:x="6.149cm" svg:y="4.232cm"><draw:text-box><text:p>- Année</text:p><text:p>- Taux</text:p></draw:text-box></draw:frame><draw:line text:anchor-type="paragraph" draw:z-index="8" draw:name="Forme9" draw:style-name="gr3" draw:text-style-name="P10" svg:x1="10.204cm" svg:y1="1.409cm" svg:x2="13.054cm" svg:y2="1.437cm"><text:p/></draw:line><draw:line text:anchor-type="paragraph" draw:z-index="9" draw:name="Forme10" draw:style-name="gr3" draw:text-style-name="P10" svg:x1="0.679cm" svg:y1="1.586cm" svg:x2="3.529cm" svg:y2="1.556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57" draw:name="Forme33" draw:style-name="gr13" draw:text-style-name="P11" svg:width="8.556cm" svg:height="1.609cm" svg:x="7.53cm" svg:y="0.141cm"><draw:text-box><text:p>PAYS (<text:span text:style-name="T1">idP</text:span>, intitulé, Taux)</text:p><text:p>POPULATION (<text:span text:style-name="T1">idPop,</text:span> Sexe,<text:span text:style-name="T12"> idP, année, Taux</text:span>)</text:p></draw:text-box></draw:frame></text:p>
      <text:p text:style-name="P1"><draw:custom-shape text:anchor-type="paragraph" draw:z-index="10" draw:name="Forme1" draw:style-name="gr1" draw:text-style-name="P12" svg:width="2.851cm" svg:height="4.176cm" svg:x="7.265cm" svg:y="5.239cm"><text:p text:style-name="P8">Utilisateur</text:p><text:p text:style-name="P8"/><text:p text:style-name="P8">-id_utilisateur</text:p><text:p text:style-name="P8">- nom</text:p><text:p text:style-name="P8">- prenom</text:p><text:p text:style-name="P8">- mail</text:p><text:p text:style-name="P8">- mdp</text:p><draw:enhanced-geometry svg:viewBox="0 0 21600 21600" draw:type="rectangle" draw:enhanced-path="M 0 0 L 21600 0 21600 21600 0 21600 0 0 Z N"/></draw:custom-shape><draw:custom-shape text:anchor-type="paragraph" draw:z-index="11" draw:name="Forme1" draw:style-name="gr7" draw:text-style-name="P12" svg:width="3.029cm" svg:height="3.386cm" svg:x="-0.321cm" svg:y="10.788cm"><text:p text:style-name="P8">Vidéo</text:p><text:p text:style-name="P8"/><text:p text:style-name="P8">- idV</text:p><text:p text:style-name="P8">- intitulé</text:p><text:p text:style-name="P8">- lienV</text:p><text:p text:style-name="P8">- datepublication</text:p><draw:enhanced-geometry svg:viewBox="0 0 21600 21600" draw:type="rectangle" draw:enhanced-path="M 0 0 L 21600 0 21600 21600 0 21600 0 0 Z N"/></draw:custom-shape><draw:custom-shape text:anchor-type="paragraph" draw:z-index="12" draw:name="Forme3" draw:style-name="gr2" draw:text-style-name="P13" svg:width="3.088cm" svg:height="1.264cm" svg:x="3.972cm" svg:y="12.52cm"><text:p text:style-name="P10">Noter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Forme3" draw:style-name="gr2" draw:text-style-name="P13" svg:width="3.088cm" svg:height="1.264cm" svg:x="5.061cm" svg:y="1.997cm"><text:p text:style-name="P10">Commente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Forme3" draw:style-name="gr2" draw:text-style-name="P13" svg:width="3.088cm" svg:height="1.264cm" svg:x="3.62cm" svg:y="4.17cm"><text:p text:style-name="P10">Modifi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Forme1" draw:style-name="gr1" draw:text-style-name="P12" svg:width="2.851cm" svg:height="4.176cm" svg:x="-0.079cm" svg:y="1.82cm"><text:p text:style-name="P8">Post</text:p><text:p text:style-name="P8"/><text:p text:style-name="P8">- idPost</text:p><text:p text:style-name="P8">- intitulé</text:p><text:p text:style-name="P8">- position</text:p><text:p text:style-name="P8">- date</text:p><text:p text:style-name="P8">- heure</text:p><draw:enhanced-geometry svg:viewBox="0 0 21600 21600" draw:type="rectangle" draw:enhanced-path="M 0 0 L 21600 0 21600 21600 0 21600 0 0 Z N"/></draw:custom-shape><draw:custom-shape text:anchor-type="paragraph" draw:z-index="16" draw:name="Forme3" draw:style-name="gr2" draw:text-style-name="P13" svg:width="3.088cm" svg:height="1.264cm" svg:x="2.679cm" svg:y="6.697cm"><text:p text:style-name="P10">Note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Forme3" draw:style-name="gr2" draw:text-style-name="P13" svg:width="3.088cm" svg:height="1.264cm" svg:x="3.738cm" svg:y="9.874cm"><text:p text:style-name="P10">Commenter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8" draw:name="Forme2" draw:style-name="gr3" draw:text-style-name="P10" svg:x1="7.265cm" svg:y1="7.315cm" svg:x2="5.766cm" svg:y2="7.345cm"><text:p/></draw:line><draw:line text:anchor-type="paragraph" draw:z-index="19" draw:name="Forme11" draw:style-name="gr3" draw:text-style-name="P10" svg:x1="2.679cm" svg:y1="7.314cm" svg:x2="1.356cm" svg:y2="5.995cm"><text:p/></draw:line><draw:line text:anchor-type="paragraph" draw:z-index="20" draw:name="Forme12" draw:style-name="gr3" draw:text-style-name="P10" svg:x1="2.771cm" svg:y1="4.17cm" svg:x2="3.619cm" svg:y2="4.699cm"><text:p/></draw:line><draw:line text:anchor-type="paragraph" draw:z-index="21" draw:name="Forme13" draw:style-name="gr3" draw:text-style-name="P10" svg:x1="6.706cm" svg:y1="4.787cm" svg:x2="7.265cm" svg:y2="5.551cm"><text:p/></draw:line><draw:line text:anchor-type="paragraph" draw:z-index="22" draw:name="Forme14" draw:style-name="gr3" draw:text-style-name="P10" svg:x1="8.147cm" svg:y1="2.641cm" svg:x2="8.793cm" svg:y2="5.239cm"><text:p/></draw:line><draw:line text:anchor-type="paragraph" draw:z-index="23" draw:name="Forme15" draw:style-name="gr3" draw:text-style-name="P10" svg:x1="5.061cm" svg:y1="2.582cm" svg:x2="2.771cm" svg:y2="2.552cm"><text:p/></draw:line><draw:frame text:anchor-type="paragraph" draw:z-index="24" draw:name="Forme16" draw:style-name="gr8" draw:text-style-name="P11" svg:width="1.646cm" svg:height="0.795cm" svg:x="3.09cm" svg:y="1.789cm"><draw:text-box><text:p>1N</text:p></draw:text-box></draw:frame><draw:frame text:anchor-type="paragraph" draw:z-index="25" draw:name="Forme17" draw:style-name="gr9" draw:text-style-name="P11" svg:width="1.588cm" svg:height="1.119cm" svg:x="8.558cm" svg:y="3.581cm"><draw:text-box><text:p>1N</text:p></draw:text-box></draw:frame><draw:frame text:anchor-type="paragraph" draw:z-index="26" draw:name="Forme17" draw:style-name="gr9" draw:text-style-name="P11" svg:width="1.588cm" svg:height="1.119cm" svg:x="12.996cm" svg:y="9.49cm"><draw:text-box><text:p>1N</text:p></draw:text-box></draw:frame><draw:frame text:anchor-type="paragraph" draw:z-index="27" draw:name="Forme17" draw:style-name="gr9" draw:text-style-name="P11" svg:width="1.588cm" svg:height="1.119cm" svg:x="7.646cm" svg:y="10.402cm"><draw:text-box><text:p>1N</text:p></draw:text-box></draw:frame><draw:frame text:anchor-type="paragraph" draw:z-index="28" draw:name="Forme17" draw:style-name="gr9" draw:text-style-name="P11" svg:width="1.588cm" svg:height="1.119cm" svg:x="5.766cm" svg:y="7.638cm"><draw:text-box><text:p>1N</text:p></draw:text-box></draw:frame><draw:frame text:anchor-type="paragraph" draw:z-index="29" draw:name="Forme17" draw:style-name="gr9" draw:text-style-name="P11" svg:width="1.588cm" svg:height="1.119cm" svg:x="6.412cm" svg:y="5.239cm"><draw:text-box><text:p>1N</text:p></draw:text-box></draw:frame><draw:frame text:anchor-type="paragraph" draw:z-index="30" draw:name="Forme16" draw:style-name="gr8" draw:text-style-name="P11" svg:width="1.646cm" svg:height="0.795cm" svg:x="3.09cm" svg:y="3.905cm"><draw:text-box><text:p>1N</text:p></draw:text-box></draw:frame><draw:frame text:anchor-type="paragraph" draw:z-index="31" draw:name="Forme16" draw:style-name="gr8" draw:text-style-name="P11" svg:width="1.646cm" svg:height="0.795cm" svg:x="2.062cm" svg:y="6.257cm"><draw:text-box><text:p>11</text:p></draw:text-box></draw:frame><draw:line text:anchor-type="paragraph" draw:z-index="32" draw:name="Forme18" draw:style-name="gr3" draw:text-style-name="P10" svg:x1="7.47cm" svg:y1="9.414cm" svg:x2="6.824cm" svg:y2="10.315cm"><text:p/></draw:line><draw:line text:anchor-type="paragraph" draw:z-index="33" draw:name="Forme19" draw:style-name="gr3" draw:text-style-name="P10" svg:x1="7.823cm" svg:y1="9.414cm" svg:x2="7.059cm" svg:y2="12.989cm"><text:p/></draw:line><draw:line text:anchor-type="paragraph" draw:z-index="34" draw:name="Forme20" draw:style-name="gr3" draw:text-style-name="P10" svg:x1="3.738cm" svg:y1="10.462cm" svg:x2="2.708cm" svg:y2="11.168cm"><text:p/></draw:line><draw:line text:anchor-type="paragraph" draw:z-index="35" draw:name="Forme21" draw:style-name="gr3" draw:text-style-name="P10" svg:x1="3.973cm" svg:y1="13.107cm" svg:x2="2.708cm" svg:y2="13.137cm"><text:p/></draw:line><draw:frame text:anchor-type="paragraph" draw:z-index="36" draw:name="Forme17" draw:style-name="gr9" draw:text-style-name="P11" svg:width="1.588cm" svg:height="1.119cm" svg:x="6.414cm" svg:y="9.414cm"><draw:text-box><text:p>1N</text:p></draw:text-box></draw:frame><draw:frame text:anchor-type="paragraph" draw:z-index="37" draw:name="Forme16" draw:style-name="gr8" draw:text-style-name="P11" svg:width="1.646cm" svg:height="0.795cm" svg:x="2.886cm" svg:y="10.137cm"><draw:text-box><text:p>1N</text:p></draw:text-box></draw:frame><draw:line text:anchor-type="paragraph" draw:z-index="38" draw:name="Forme22" draw:style-name="gr3" draw:text-style-name="P10" svg:x1="-0.079cm" svg:y1="2.35cm" svg:x2="2.771cm" svg:y2="2.35cm"><text:p/></draw:line><draw:line text:anchor-type="paragraph" draw:z-index="39" draw:name="Forme23" draw:style-name="gr3" draw:text-style-name="P10" svg:x1="-0.321cm" svg:y1="11.227cm" svg:x2="2.708cm" svg:y2="11.287cm"><text:p/></draw:line><draw:line text:anchor-type="paragraph" draw:z-index="40" draw:name="Forme24" draw:style-name="gr3" draw:text-style-name="P10" svg:x1="7.265cm" svg:y1="5.819cm" svg:x2="10.115cm" svg:y2="5.819cm"><text:p/></draw:line><draw:custom-shape text:anchor-type="paragraph" draw:z-index="41" draw:name="Forme1" draw:style-name="gr10" draw:text-style-name="P12" svg:width="2.851cm" svg:height="2.407cm" svg:x="13.734cm" svg:y="9.356cm"><text:p text:style-name="P8">Role</text:p><text:p text:style-name="P8"/><text:p text:style-name="P8">- idR</text:p><text:p text:style-name="P8">- intitulé</text:p><draw:enhanced-geometry svg:viewBox="0 0 21600 21600" draw:type="rectangle" draw:enhanced-path="M 0 0 L 21600 0 21600 21600 0 21600 0 0 Z N"/></draw:custom-shape><draw:custom-shape text:anchor-type="paragraph" draw:z-index="42" draw:name="Forme3" draw:style-name="gr11" draw:text-style-name="P13" svg:width="2.176cm" svg:height="1.264cm" svg:x="10.5cm" svg:y="9.375cm"><text:p text:style-name="P10">Possed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3" draw:name="Forme26" draw:style-name="gr3" draw:text-style-name="P10" svg:x1="10.116cm" svg:y1="9.061cm" svg:x2="10.675cm" svg:y2="9.618cm"><text:p/></draw:line><draw:line text:anchor-type="paragraph" draw:z-index="44" draw:name="Forme25" draw:style-name="gr3" draw:text-style-name="P10" svg:x1="13.733cm" svg:y1="10.093cm" svg:x2="12.675cm" svg:y2="10.035cm"><text:p/></draw:line><draw:custom-shape text:anchor-type="paragraph" draw:z-index="45" draw:name="Forme1" draw:style-name="gr12" draw:text-style-name="P12" svg:width="2.879cm" svg:height="3.208cm" svg:x="10.911cm" svg:y="13.383cm"><text:p text:style-name="P8">Compte</text:p><text:p text:style-name="P8"/><text:p text:style-name="P8">- idCo</text:p><text:p text:style-name="P8">- intitulé</text:p><draw:enhanced-geometry svg:viewBox="0 0 21600 21600" draw:type="rectangle" draw:enhanced-path="M 0 0 L 21600 0 21600 21600 0 21600 0 0 Z N"/></draw:custom-shape><draw:line text:anchor-type="paragraph" draw:z-index="46" draw:name="Forme28" draw:style-name="gr3" draw:text-style-name="P10" svg:x1="13.734cm" svg:y1="9.8cm" svg:x2="16.584cm" svg:y2="9.828cm"><text:p/></draw:line><draw:line text:anchor-type="paragraph" draw:z-index="47" draw:name="Forme29" draw:style-name="gr3" draw:text-style-name="P10" svg:x1="10.911cm" svg:y1="13.945cm" svg:x2="13.79cm" svg:y2="13.945cm"><text:p/></draw:line><draw:custom-shape text:anchor-type="paragraph" draw:z-index="48" draw:name="Forme1" draw:style-name="gr10" draw:text-style-name="P12" svg:width="2.851cm" svg:height="2.407cm" svg:x="13.734cm" svg:y="9.356cm"><text:p text:style-name="P8">Role</text:p><text:p text:style-name="P8"/><text:p text:style-name="P8">- idR</text:p><text:p text:style-name="P8">- intitulé</text:p><draw:enhanced-geometry svg:viewBox="0 0 21600 21600" draw:type="rectangle" draw:enhanced-path="M 0 0 L 21600 0 21600 21600 0 21600 0 0 Z N"/></draw:custom-shape><draw:custom-shape text:anchor-type="paragraph" draw:z-index="49" draw:name="Forme3" draw:style-name="gr11" draw:text-style-name="P13" svg:width="2.176cm" svg:height="1.264cm" svg:x="9.234cm" svg:y="11.52cm"><text:p text:style-name="P10">Etre inscri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0" draw:name="Forme30" draw:style-name="gr3" draw:text-style-name="P10" svg:x1="9.41cm" svg:y1="9.414cm" svg:x2="10.176cm" svg:y2="11.52cm"><text:p/></draw:line><draw:line text:anchor-type="paragraph" draw:z-index="51" draw:name="Forme31" draw:style-name="gr3" draw:text-style-name="P10" svg:x1="11.174cm" svg:y1="12.573cm" svg:x2="12.262cm" svg:y2="13.383cm"><text:p/></draw:line><draw:line text:anchor-type="paragraph" draw:z-index="52" draw:name="Forme32" draw:style-name="gr3" draw:text-style-name="P10" svg:x1="13.734cm" svg:y1="9.828cm" svg:x2="16.584cm" svg:y2="9.828cm"><text:p/></draw:line><draw:frame text:anchor-type="paragraph" draw:z-index="53" draw:name="Forme16" draw:style-name="gr8" draw:text-style-name="P11" svg:width="1.646cm" svg:height="0.795cm" svg:x="2.944cm" svg:y="13.312cm"><draw:text-box><text:p>11</text:p></draw:text-box></draw:frame><draw:frame text:anchor-type="paragraph" draw:z-index="56" draw:name="Forme16" draw:style-name="gr8" draw:text-style-name="P11" svg:width="1.646cm" svg:height="0.795cm" svg:x="10.5cm" svg:y="8.814cm"><draw:text-box><text:p>1N</text:p></draw:text-box></draw:frame>Mcd de la base de données</text:p>
      <text:p text:style-name="P1"/>
      <text:p text:style-name="P1"/>
      <text:p text:style-name="P1"/>
      <text:p text:style-name="P1"/>
      <text:p text:style-name="P1"/>
      <text:p text:style-name="P1"><draw:frame text:anchor-type="paragraph" draw:z-index="59" draw:name="Forme34" draw:style-name="gr14" draw:text-style-name="P11" svg:width="2.911cm" svg:height="2.117cm" svg:x="6.172cm" svg:y="0.339cm"><draw:text-box><text:p>-Date</text:p><text:p>-Heure</text:p></draw:text-box></draw:frame></text:p>
      <text:p text:style-name="P1"/>
      <text:p text:style-name="P1"/>
      <text:p text:style-name="P1"/>
      <text:p text:style-name="P1"/>
      <text:p text:style-name="P1"><draw:frame text:anchor-type="paragraph" draw:z-index="58" draw:name="Forme34" draw:style-name="gr14" draw:text-style-name="P11" svg:width="2.911cm" svg:height="2.117cm" svg:x="4.443cm" svg:y="0.078cm"><draw:text-box><text:p>-Date</text:p><text:p>-Heure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55" draw:name="Forme16" draw:style-name="gr8" draw:text-style-name="P11" svg:width="1.646cm" svg:height="0.795cm" svg:x="8.855cm" svg:y="0.4cm"><draw:text-box><text:p>1N</text:p></draw:text-box></draw:frame></text:p>
      <text:p text:style-name="P1"/>
      <text:p text:style-name="P1"><draw:frame text:anchor-type="paragraph" draw:z-index="60" draw:name="Forme34" draw:style-name="gr14" draw:text-style-name="P11" svg:width="2.911cm" svg:height="2.117cm" svg:x="4.736cm" svg:y="0.427cm"><draw:text-box><text:p>-Date</text:p><text:p>-Heure</text:p></draw:text-box></draw:frame></text:p>
      <text:p text:style-name="P1"/>
      <text:p text:style-name="P1"/>
      <text:p text:style-name="P1"/>
      <text:p text:style-name="P1"><draw:frame text:anchor-type="paragraph" draw:z-index="54" draw:name="Forme16" draw:style-name="gr8" draw:text-style-name="P11" svg:width="1.646cm" svg:height="0.795cm" svg:x="10.911cm" svg:y="0.125cm"><draw:text-box><text:p>11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CD Site Web</text:p>
      <text:p text:style-name="P4">UTILISATEUR (<text:span text:style-name="T5">adresseIP</text:span><text:span text:style-name="T9">, nom, prenom, mail, telephone,</text:span><text:span text:style-name="T5">)</text:span></text:p>
      <text:p text:style-name="P4">COMMENTER1 (<text:span text:style-name="T1">idPost, adresseIP, </text:span><text:span text:style-name="T4">date, heure</text:span>)</text:p>
      <text:p text:style-name="P5">MODIFIER (<text:span text:style-name="T1">idPost, adresseIP, date, heure</text:span>)</text:p>
      <text:p text:style-name="P4"><text:soft-page-break/>POST (<text:span text:style-name="T2">idPost</text:span><text:span text:style-name="T7">, intitulé, position, date, heure, </text:span><text:span text:style-name="T2">adresseIP</text:span><text:span text:style-name="T7">)</text:span></text:p>
      <text:p text:style-name="P4">COMMENTER2 (<text:span text:style-name="T3">adresseIP, idV, </text:span><text:span text:style-name="T6">date, heure</text:span><text:span text:style-name="T8">)</text:span></text:p>
      <text:p text:style-name="P4">VIDEO (<text:span text:style-name="T3">idV</text:span><text:span text:style-name="T8">, intitulé, lienV, datepublication, </text:span><text:span text:style-name="T3">adresseIP</text:span><text:span text:style-name="T8">)</text:span></text:p>
      <text:p text:style-name="P6">ROLE(<text:span text:style-name="T1">idR,</text:span><text:span text:style-name="T10"> intitulé</text:span>)</text:p>
      <text:p text:style-name="P7">POSSEDER (<text:span text:style-name="T1">adresseIP, idR</text:span>)</text:p>
      <text:p text:style-name="P3">COMPTE ( <text:span text:style-name="T1">idCo</text:span>, intitulé, <text:span text:style-name="T1">adresseIP</text:span>)</text:p>
      <text:p text:style-name="P3"/>
      <text:p text:style-name="P3"><draw:custom-shape text:anchor-type="paragraph" draw:z-index="61" draw:name="Forme1" draw:style-name="gr1" draw:text-style-name="P12" svg:width="2.851cm" svg:height="4.176cm" svg:x="8.042cm" svg:y="2.154cm"><text:p text:style-name="P8">Utilisateur</text:p><text:p text:style-name="P8"/><text:p text:style-name="P8">- id_utilisateur</text:p><text:p text:style-name="P8">- nom</text:p><text:p text:style-name="P8">- prenom</text:p><text:p text:style-name="P8">- mail</text:p><text:p text:style-name="P8">- mdp</text:p><draw:enhanced-geometry svg:viewBox="0 0 21600 21600" draw:type="rectangle" draw:enhanced-path="M 0 0 L 21600 0 21600 21600 0 21600 0 0 Z N"/></draw:custom-shape><draw:custom-shape text:anchor-type="paragraph" draw:z-index="62" draw:name="Forme1" draw:style-name="gr1" draw:text-style-name="P12" svg:width="2.851cm" svg:height="4.176cm" svg:x="15.111cm" svg:y="2.173cm"><text:p text:style-name="P8">Commentaire</text:p><text:p text:style-name="P8"/><text:p text:style-name="P8">- adresseIP</text:p><text:p text:style-name="P8">- champ</text:p><text:p text:style-name="P8">- date</text:p><text:p text:style-name="P8">- heure</text:p><text:p text:style-name="P8">-c2like</text:p><text:p text:style-name="P8"/><draw:enhanced-geometry svg:viewBox="0 0 21600 21600" draw:type="rectangle" draw:enhanced-path="M 0 0 L 21600 0 21600 21600 0 21600 0 0 Z N"/></draw:custom-shape><draw:custom-shape text:anchor-type="paragraph" draw:z-index="63" draw:name="Forme1" draw:style-name="gr1" draw:text-style-name="P12" svg:width="2.851cm" svg:height="4.176cm" svg:x="-0.115cm" svg:y="2.173cm"><text:p text:style-name="P8">Post</text:p><text:p text:style-name="P8"/><text:p text:style-name="P8">- idPost</text:p><text:p text:style-name="P8">- intitulé</text:p><text:p text:style-name="P8">- description</text:p><text:p text:style-name="P8">- date</text:p><text:p text:style-name="P8">- heure</text:p><text:p text:style-name="P8">-c1like</text:p><draw:enhanced-geometry svg:viewBox="0 0 21600 21600" draw:type="rectangle" draw:enhanced-path="M 0 0 L 21600 0 21600 21600 0 21600 0 0 Z N"/></draw:custom-shape><draw:custom-shape text:anchor-type="paragraph" draw:z-index="64" draw:name="Forme3" draw:style-name="gr2" draw:text-style-name="P13" svg:width="3.088cm" svg:height="1.264cm" svg:x="3.685cm" svg:y="3.337cm"><text:p text:style-name="P10">Publi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name="Forme3" draw:style-name="gr2" draw:text-style-name="P13" svg:width="3.088cm" svg:height="1.264cm" svg:x="11.516cm" svg:y="3.549cm"><text:p text:style-name="P10">Ajout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6" draw:name="Forme40" draw:style-name="gr15" draw:text-style-name="P10" svg:x1="8.042cm" svg:y1="2.766cm" svg:x2="10.892cm" svg:y2="2.801cm"><text:p/></draw:line><draw:line text:anchor-type="paragraph" draw:z-index="67" draw:name="Forme41" draw:style-name="gr15" draw:text-style-name="P10" svg:x1="15.111cm" svg:y1="2.801cm" svg:x2="17.961cm" svg:y2="2.801cm"><text:p/></draw:line><draw:line text:anchor-type="paragraph" draw:z-index="68" draw:name="Forme42" draw:style-name="gr15" draw:text-style-name="P10" svg:x1="-0.115cm" svg:y1="2.625cm" svg:x2="2.735cm" svg:y2="2.625cm"><text:p/></draw:line><draw:frame text:anchor-type="paragraph" draw:z-index="69" draw:name="Forme16" draw:style-name="gr8" draw:text-style-name="P11" svg:width="1.646cm" svg:height="0.795cm" svg:x="7.107cm" svg:y="3.048cm"><draw:text-box><text:p>1N</text:p></draw:text-box></draw:frame><draw:frame text:anchor-type="paragraph" draw:z-index="70" draw:name="Forme16" draw:style-name="gr8" draw:text-style-name="P11" svg:width="1.646cm" svg:height="0.795cm" svg:x="11.093cm" svg:y="3.03cm"><draw:text-box><text:p>1N</text:p></draw:text-box></draw:frame><draw:frame text:anchor-type="paragraph" draw:z-index="71" draw:name="Forme16" draw:style-name="gr8" draw:text-style-name="P11" svg:width="1.646cm" svg:height="0.795cm" svg:x="2.979cm" svg:y="2.942cm"><draw:text-box><text:p>1N</text:p></draw:text-box></draw:frame><draw:frame text:anchor-type="paragraph" draw:z-index="72" draw:name="Forme16" draw:style-name="gr8" draw:text-style-name="P11" svg:width="1.646cm" svg:height="0.795cm" svg:x="14.339cm" svg:y="3.048cm"><draw:text-box><text:p>1N</text:p></draw:text-box></draw:frame><draw:custom-shape text:anchor-type="paragraph" draw:z-index="73" draw:name="Forme1" draw:style-name="gr1" draw:text-style-name="P12" svg:width="2.851cm" svg:height="4.176cm" svg:x="-0.168cm" svg:y="7.832cm"><text:p text:style-name="P8">Population</text:p><text:p text:style-name="P8"><text:span text:style-name="T11"/></text:p><text:p text:style-name="P8"><text:span text:style-name="T11">- idPop</text:span></text:p><text:p text:style-name="P8"><text:span text:style-name="T11">- annee</text:span></text:p><text:p text:style-name="P8"><text:span text:style-name="T11">-Sexe</text:span></text:p><text:p text:style-name="P8"><text:span text:style-name="T11">- taux</text:span></text:p><draw:enhanced-geometry svg:viewBox="0 0 21600 21600" draw:type="rectangle" draw:enhanced-path="M 0 0 L 21600 0 21600 21600 0 21600 0 0 Z N"/></draw:custom-shape><draw:custom-shape text:anchor-type="paragraph" draw:z-index="74" draw:name="Forme3" draw:style-name="gr2" draw:text-style-name="P13" svg:width="3.088cm" svg:height="1.264cm" svg:x="4.731cm" svg:y="9.005cm"><text:p text:style-name="P10">Fum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name="Forme1" draw:style-name="gr1" draw:text-style-name="P12" svg:width="2.851cm" svg:height="4.176cm" svg:x="10.028cm" svg:y="7.766cm"><text:p text:style-name="P8">Pays</text:p><text:p text:style-name="P8"/><text:p text:style-name="P8">- idP</text:p><text:p text:style-name="P8">- Intitulé</text:p><text:p text:style-name="P8">- image</text:p><draw:enhanced-geometry svg:viewBox="0 0 21600 21600" draw:type="rectangle" draw:enhanced-path="M 0 0 L 21600 0 21600 21600 0 21600 0 0 Z N"/></draw:custom-shape><draw:line text:anchor-type="paragraph" draw:z-index="76" draw:name="Forme46" draw:style-name="gr15" draw:text-style-name="P10" svg:x1="10.028cm" svg:y1="8.339cm" svg:x2="12.878cm" svg:y2="8.304cm"><text:p/></draw:line><draw:line text:anchor-type="paragraph" draw:z-index="77" draw:name="Forme47" draw:style-name="gr15" draw:text-style-name="P10" svg:x1="-0.168cm" svg:y1="8.551cm" svg:x2="2.682cm" svg:y2="8.551cm"><text:p/></draw:line><draw:frame text:anchor-type="paragraph" draw:z-index="78" draw:name="Forme6" draw:style-name="gr4" draw:text-style-name="P11" svg:width="1.618cm" svg:height="0.766cm" svg:x="8.899cm" svg:y="8.668cm"><draw:text-box><text:p>1N</text:p></draw:text-box></draw:frame><draw:frame text:anchor-type="paragraph" draw:z-index="79" draw:name="Forme7" draw:style-name="gr5" draw:text-style-name="P11" svg:width="1.235cm" svg:height="1.001cm" svg:x="3.179cm" svg:y="8.504cm"><draw:text-box><text:p>11</text:p></draw:text-box></draw:frame><draw:frame text:anchor-type="paragraph" draw:z-index="80" draw:name="Forme49" draw:style-name="gr16" draw:text-style-name="P11" svg:width="18.557cm" svg:height="5.222cm" svg:x="-0.637cm" svg:y="12.749cm"><draw:text-box><text:p>PAYS (<text:span text:style-name="T1">idP</text:span>, intitulé, Taux)</text:p><text:p>POPULATION (<text:span text:style-name="T1">idPop,</text:span> Sexe,<text:span text:style-name="T12"> idP, année, Taux</text:span>)</text:p><text:p/><text:p>UTILISATEUR (<text:span text:style-name="T1">id_utilisateur</text:span>, nom, prenom, mail, mdp)</text:p><text:p>PUBLIER (<text:span text:style-name="T1">id_utilisateur</text:span>, <text:span text:style-name="T1">idPost</text:span>)</text:p><text:p>POST (<text:span text:style-name="T1">idPos</text:span>t, intitule, description, date, heure, c1like)</text:p><text:p>AJOUTER <text:span text:style-name="T1">(id_utilisateur</text:span>, <text:span text:style-name="T1">adresseIP</text:span>)</text:p><text:p>COMMENTAIRE (<text:span text:style-name="T1">adresseIP</text:span>, champ, date, heure, c2like)</text:p></draw:text-box></draw:frame><draw:line text:anchor-type="paragraph" draw:z-index="81" draw:name="Forme27" draw:style-name="gr15" draw:text-style-name="P10" svg:x1="2.736cm" svg:y1="3.93cm" svg:x2="3.685cm" svg:y2="3.93cm"><text:p/></draw:line><draw:line text:anchor-type="paragraph" draw:z-index="82" draw:name="Forme35" draw:style-name="gr15" draw:text-style-name="P10" svg:x1="6.772cm" svg:y1="3.93cm" svg:x2="8.042cm" svg:y2="4.001cm"><text:p/></draw:line><draw:line text:anchor-type="paragraph" draw:z-index="83" draw:name="Forme36" draw:style-name="gr15" draw:text-style-name="P10" svg:x1="10.892cm" svg:y1="4.106cm" svg:x2="11.516cm" svg:y2="4.177cm"><text:p/></draw:line><draw:line text:anchor-type="paragraph" draw:z-index="84" draw:name="Forme37" draw:style-name="gr15" draw:text-style-name="P10" svg:x1="14.603cm" svg:y1="4.247cm" svg:x2="15.111cm" svg:y2="4.212cm"><text:p/></draw:line><draw:line text:anchor-type="paragraph" draw:z-index="85" draw:name="Forme38" draw:style-name="gr15" draw:text-style-name="P10" svg:x1="2.683cm" svg:y1="9.68cm" svg:x2="4.731cm" svg:y2="9.715cm"><text:p/></draw:line><draw:line text:anchor-type="paragraph" draw:z-index="86" draw:name="Forme39" draw:style-name="gr15" draw:text-style-name="P10" svg:x1="7.818cm" svg:y1="9.645cm" svg:x2="10.028cm" svg:y2="9.68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4T08:25:01.686000000</meta:creation-date>
    <dc:date>2022-04-01T13:02:27.549000000</dc:date>
    <meta:editing-duration>PT2H39M5S</meta:editing-duration>
    <meta:editing-cycles>29</meta:editing-cycles>
    <meta:generator>LibreOffice/5.2.7.2$Windows_x86 LibreOffice_project/2b7f1e640c46ceb28adf43ee075a6e8b8439ed10</meta:generator>
    <meta:document-statistic meta:table-count="0" meta:image-count="0" meta:object-count="0" meta:page-count="2" meta:paragraph-count="11" meta:word-count="53" meta:character-count="407" meta:non-whitespace-character-count="365"/>
  </office:meta>
</office:document-meta>
</file>